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3" style:family="paragraph" style:parent-style-name="Standard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5pt" fo:font-weight="normal" style:font-size-asian="5pt" style:font-weight-asian="normal" style:font-name-complex="Liberation Sans1" style:font-weight-complex="normal"/>
    </style:style>
    <style:style style:name="P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Liberation Sans1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10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Liberation Sans1" fo:font-size="14pt" fo:font-style="italic" fo:font-weight="normal" style:font-size-asian="14pt" style:font-style-asian="italic" style:font-weight-asian="normal" style:font-name-complex="Liberation Sans1" style:font-size-complex="14pt" style:font-weight-complex="normal"/>
    </style:style>
    <style:style style:name="P1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Liberation Sans1" fo:font-size="14pt" fo:font-weight="bold" style:font-size-asian="14pt" style:font-weight-asian="bold" style:font-name-complex="Liberation Sans1" style:font-size-complex="14pt" style:font-weight-complex="bold"/>
    </style:style>
    <style:style style:name="P12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</style:style>
    <style:style style:name="P13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weight="normal" style:font-weight-asian="normal" style:font-name-complex="Liberation Sans1" style:font-weight-complex="normal"/>
    </style:style>
    <style:style style:name="P14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</style:style>
    <style:style style:name="P15" style:family="paragraph" style:parent-style-name="Text_20_body">
      <style:text-properties style:font-name="Liberation Sans1" fo:font-size="6pt" fo:font-weight="normal" style:font-size-asian="6pt" style:font-weight-asian="normal" style:font-name-complex="Liberation Sans1" style:font-size-complex="6pt" style:font-weight-complex="normal"/>
    </style:style>
    <style:style style:name="P16" style:family="paragraph" style:parent-style-name="TOP_20_LINE">
      <style:paragraph-properties fo:text-align="start" style:justify-single-word="false"/>
    </style:style>
    <style:style style:name="P17" style:family="paragraph" style:parent-style-name="TOP_20_LINE">
      <style:text-properties style:font-name="Liberation Sans1" fo:text-shadow="none" fo:font-weight="normal" style:font-weight-asian="normal" style:font-name-complex="Liberation Sans1" style:font-weight-complex="normal"/>
    </style:style>
    <style:style style:name="P18" style:family="paragraph" style:parent-style-name="Teri">
      <style:paragraph-properties fo:text-align="center" style:justify-single-word="false"/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19" style:family="paragraph" style:parent-style-name="Teri">
      <style:text-properties style:font-name="Liberation Sans2" officeooo:rsid="000516d0" officeooo:paragraph-rsid="000516d0"/>
    </style:style>
    <style:style style:name="P20" style:family="paragraph" style:parent-style-name="Teri">
      <style:text-properties fo:color="#ffffff" style:font-name="Liberation Sans2" fo:font-weight="bold" officeooo:rsid="000516d0" officeooo:paragraph-rsid="000516d0" fo:background-color="#000000" style:font-weight-asian="bold" style:font-weight-complex="bold"/>
    </style:style>
    <style:style style:name="P21" style:family="paragraph" style:parent-style-name="Body_20_Text_20_2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22" style:family="paragraph" style:parent-style-name="Body_20_Text_20_2">
      <style:text-properties style:font-name="Liberation Sans2" officeooo:paragraph-rsid="000516d0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Liberation Sans2" fo:font-size="12pt" fo:font-weight="normal" style:font-size-asian="12pt" style:font-weight-asian="normal" style:font-name-complex="Liberation Sans1" style:font-size-complex="12pt" style:font-weight-complex="normal"/>
    </style:style>
    <style:style style:name="P24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officeooo:paragraph-rsid="000da241"/>
    </style:style>
    <style:style style:name="P26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27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P28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normal" style:text-underline-style="solid" style:text-underline-width="auto" style:text-underline-color="font-color" fo:font-weight="normal" officeooo:rsid="0005a411" officeooo:paragraph-rsid="0005a411" style:font-size-asian="10pt" style:font-style-asian="normal" style:font-weight-asian="normal" style:font-name-complex="Liberation Sans1" style:font-style-complex="normal" style:font-weight-complex="normal"/>
    </style:style>
    <style:style style:name="P29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30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fo:font-family="'Liberation Sans'" style:font-style-name="Regular" style:font-family-generic="swiss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style:font-name="Liberation Sans1"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4" style:family="text">
      <style:text-properties style:font-name="Liberation Sans1" fo:font-size="10pt" fo:font-weight="normal" style:font-size-asian="10pt" style:font-weight-asian="normal" style:font-name-complex="Liberation Sans1" style:font-weight-complex="normal"/>
    </style:style>
    <style:style style:name="T5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weight-complex="normal"/>
    </style:style>
    <style:style style:name="T6" style:family="text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7" style:family="text">
      <style:text-properties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8" style:family="text">
      <style:text-properties style:font-name="Liberation Sans1"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9" style:family="text">
      <style:text-properties style:font-name="Liberation Sans1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10" style:family="text">
      <style:text-properties style:font-name="Liberation Sans1"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1" style:family="text"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T12" style:family="text">
      <style:text-properties style:font-name="Liberation Sans1"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3" style:family="text">
      <style:text-properties style:font-name="Liberation Sans1"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14" style:family="text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color="#ff0000"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6" style:family="text">
      <style:text-properties fo:color="#000000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7" style:family="text">
      <style:text-properties fo:color="#0000ff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8" style:family="text">
      <style:text-properties fo:color="#0000ff"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19" style:family="text"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bold"/>
    </style:style>
    <style:style style:name="T22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2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24" style:family="text">
      <style:text-properties officeooo:rsid="000a8e6a"/>
    </style:style>
    <style:style style:name="T25" style:family="text">
      <style:text-properties officeooo:rsid="000e5c03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1" form:id="control11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2" form:id="control12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3" form:id="control13" form:tab-index="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5">www.wa-appliedmath.or</text:span></text:span></text:a><text:span text:style-name="T15">g</text:span></text:p>
      <text:p text:style-name="P11">SUMMER CONFERENCE</text:p>
      <text:p text:style-name="P16"><text:span text:style-name="T2">Shilo Inn Suites - Richland, Wa. <text:s text:c="4"/></text:span><text:span text:style-name="T6">Hotel Reservations:</text:span><text:span text:style-name="T2"> <text:s text:c="3"/>(509) 946-4661 (WAMC Room Block)</text:span></text:p>
      <text:p text:style-name="P17">June 26 - June 30, 2016</text:p>
      <text:p text:style-name="P1"><text:span text:style-name="T5"><text:s/></text:span><text:span text:style-name="T4">(Sunday - Thursday)</text:span></text:p>
      <text:list xml:id="list1365742413923691539" text:style-name="WW8Num2">
        <text:list-item>
          <text:h text:style-name="P30" text:outline-level="1">Registration</text:h>
        </text:list-item>
      </text:list>
      <text:p text:style-name="P6">Send to: <text:s/>Washington Applied Math Council</text:p>
      <text:p text:style-name="P7"><text:span text:style-name="T2">PO BOX 171, Heisson, WA <text:s/>98622-0171 <text:s/></text:span><text:span text:style-name="T3">Phone: <text:s/>( 360) 687-1171) or Fax: <text:s/>(360) 666-1198</text:span></text:p>
      <text:p text:style-name="P8"><text:span text:style-name="T16">Email:</text:span><text:span text:style-name="T17"> </text:span><text:span text:style-name="T18">berickson@live.com</text:span></text:p>
      <text:p text:style-name="P9">Purchase Order (or P.O. Number) or payment MUST accompany Registration form!</text:p>
      <text:p text:style-name="P8"><text:span text:style-name="T8"><text:s/></text:span><text:span text:style-name="T7">Make checks payable to WAMC</text:span></text:p>
      <text:p text:style-name="P2"/>
      <text:p text:style-name="P5"><text:span text:style-name="T14">Name:</text:span><text:span text:style-name="T20"><draw:control text:anchor-type="as-char" draw:z-index="0" draw:style-name="gr1" draw:text-style-name="P33" svg:width="2.5004in" svg:height="0.2504in" draw:control="control1"/></text:span><text:span text:style-name="T14"><text:tab/>School District:</text:span><text:span text:style-name="T20"><draw:control text:anchor-type="as-char" draw:z-index="1" draw:style-name="gr1" draw:text-style-name="P33" svg:width="2.2406in" svg:height="0.2504in" draw:control="control2"/></text:span><text:span text:style-name="T14"> </text:span></text:p>
      <text:p text:style-name="P5"><text:span text:style-name="T14">Address: </text:span><text:span text:style-name="T20"><draw:control text:anchor-type="as-char" draw:z-index="2" draw:style-name="gr1" draw:text-style-name="P34" svg:width="2.5004in" svg:height="0.2504in" draw:control="control3"/></text:span><text:span text:style-name="T14">City, Zip: </text:span><text:span text:style-name="T20"><draw:control text:anchor-type="as-char" draw:z-index="3" draw:style-name="gr1" draw:text-style-name="P34" svg:width="2.5004in" svg:height="0.2504in" draw:control="control4"/></text:span></text:p>
      <text:p text:style-name="P25"><text:span text:style-name="T14">School: </text:span><text:span text:style-name="T14"><draw:control text:anchor-type="as-char" draw:z-index="13" draw:style-name="gr1" draw:text-style-name="P34" svg:width="2.5004in" svg:height="0.2504in" draw:control="control14"/></text:span><text:span text:style-name="T14"><text:tab/>School Phone: </text:span><text:span text:style-name="T20"><draw:control text:anchor-type="as-char" draw:z-index="4" draw:style-name="gr1" draw:text-style-name="P34" svg:width="2.0004in" svg:height="0.2504in" draw:control="control5"/></text:span></text:p>
      <text:p text:style-name="Standard"><text:span text:style-name="T14">School Email: </text:span><text:span text:style-name="T20"><draw:control text:anchor-type="as-char" draw:z-index="5" draw:style-name="gr1" draw:text-style-name="P34" svg:width="2.5004in" svg:height="0.2504in" draw:control="control6"/></text:span><text:span text:style-name="T14"> <text:s/>CTE Cert.# </text:span><text:span text:style-name="T20"><draw:control text:anchor-type="as-char" draw:z-index="6" draw:style-name="gr1" draw:text-style-name="P34" svg:width="1.7504in" svg:height="0.2504in" draw:control="control7"/></text:span></text:p>
      <text:p text:style-name="Standard"><text:span text:style-name="T14">Summer Address: </text:span><text:span text:style-name="T21"><draw:control text:anchor-type="as-char" draw:z-index="7" draw:style-name="gr1" draw:text-style-name="P34" svg:width="5.0004in" svg:height="0.2504in" draw:control="control8"/></text:span></text:p>
      <text:p text:style-name="Standard"><text:span text:style-name="T14">Summer Phone: </text:span><text:span text:style-name="T20"><draw:control text:anchor-type="as-char" draw:z-index="8" draw:style-name="gr1" draw:text-style-name="P34" svg:width="2.0004in" svg:height="0.2504in" draw:control="control9"/></text:span><text:span text:style-name="T14"> Email:</text:span><text:span text:style-name="T20"><draw:control text:anchor-type="as-char" draw:z-index="9" draw:style-name="gr1" draw:text-style-name="P34" svg:width="2.5004in" svg:height="0.2504in" draw:control="control10"/></text:span><text:span text:style-name="T14"> <text:s text:c="25"/></text:span></text:p>
      <text:p text:style-name="P18"/>
      <text:p text:style-name="P10">Registration Fees: <text:s/>$535 ($575 After May 27th)</text:p>
      <text:p text:style-name="P21">(Registration includes five hosted meals (3 lunches, 2 Dinners), notebook, software, copy services and </text:p>
      <text:p text:style-name="P22"><text:span text:style-name="T22"><text:tab/>(</text:span><text:span text:style-name="T23">40 STEM Clock Hours.)</text:span></text:p>
      <text:p text:style-name="P20">Check Where Applicable (Please!) </text:p>
      <text:p text:style-name="P19"><draw:control text:anchor-type="as-char" draw:z-index="10" draw:style-name="gr2" draw:text-style-name="P35" svg:width="0.2504in" svg:height="0.2504in" draw:control="control11"/>Applied Mathematics Algebra I Initial Certification <text:s text:c="2"/>*</text:p>
      <text:p text:style-name="P19"><draw:control text:anchor-type="as-char" draw:z-index="11" draw:style-name="gr2" draw:text-style-name="P35" svg:width="0.2504in" svg:height="0.2504in" draw:control="control12"/>Applied Mathematics Geometry/Algebra II/Curriculum Development <text:s/>**</text:p>
      <text:p text:style-name="P19"><draw:control text:anchor-type="as-char" draw:z-index="12" draw:style-name="gr2" draw:text-style-name="P35" svg:width="0.2504in" svg:height="0.2504in" draw:control="control13"/>"3rd Year Math Option" Applied Mathematics - Financial Algebra </text:p>
      <text:p text:style-name="P23"><text:tab/>(Cengage Annotated Instructor's Edition)</text:p>
      <text:p text:style-name="P3">** <text:s/>Lesson Plans/Labs are developed to address the CCSS, ELL and STEM</text:p>
      <text:p text:style-name="P3">** <text:s/>CORD and AMME Applied Math materials are used as reference and guidelines</text:p>
      <text:p text:style-name="P4"/>
      <text:list xml:id="list6692462098071445129" text:style-name="WW8Num4">
        <text:list-item>
          <text:p text:style-name="P26">Participants must bring with them a scientific calculator, all Applied Math teachers editions of the textbooks they plan to use during the coming year <text:s/></text:p>
        </text:list-item>
        <text:list-item>
          <text:p text:style-name="P26">A computer is essential and a printer would be extremely useful.</text:p>
        </text:list-item>
      </text:list>
      <text:p text:style-name="P12"><text:span text:style-name="T6">Deadline for early registration is May 27, 2016</text:span><text:span text:style-name="T2">. <text:s/>Registrations received after this date will be on a "space available" basis at $575.00 per participant.</text:span></text:p>
      <text:list xml:id="list6759869877136709205" text:style-name="WW8Num3">
        <text:list-item>
          <text:p text:style-name="P31"><text:span text:style-name="T10">Conference Check-in and on-site registration (space available) may be made in the motel lobby Sunday, June 26th, between 1:00 and 3:15. <text:s/></text:span><text:span text:style-name="T2">Three (3) continuing education credits are available from CWU for an additional fee of $70 per credit.</text:span></text:p>
        </text:list-item>
        <text:list-item>
          <text:p text:style-name="P32">The Summer Conference starts at 3:30 on June 26th and ends at noon on June 30th.</text:p>
        </text:list-item>
      </text:list>
      <text:p text:style-name="P15"/>
      <text:p text:style-name="P13">WAMC CANCELLATION &amp; REFUND POLICY</text:p>
      <text:p text:style-name="P14"><text:span text:style-name="T11">Districts or individuals wishing to reserve a slot may do so by sending a check with a registration form for $250 with the remainder payable at check-in. <text:s/></text:span><text:span text:style-name="T12">Deposits are non-refundable.</text:span><text:span text:style-name="T11">  The total amount ($565) will be due for cancellations received after May 27, 2016. <text:s/>An administrative fee of $75 will be charged for all canceled reservations, prior to May 27, 2016. <text:s text:c="2"/></text:span><text:span text:style-name="T13">All cancellations must be in writing. <text:s/></text:span><text:span text:style-name="T11">Districts may make substitutions with a written notification at least 3 days prior to the conference. </text:span></text:p>
      <text:p text:style-name="P24"><text:span text:style-name="T9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19">Rnoble@wa-appliedmath.org</text:span></text:a></text:p>
      <text:p text:style-name="P27"/>
      <text:p text:style-name="P27"/>
      <text:p text:style-name="P28">16022<text:span text:style-name="T24">9</text:span> <text:s/>- <text:span text:style-name="T25">185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2-29T18:59:06.546952325</dc:date>
    <meta:print-date>2011-08-12T14:01:00</meta:print-date>
    <meta:editing-cycles>28</meta:editing-cycles>
    <meta:editing-duration>PT18H47M56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385" meta:character-count="2549" meta:non-whitespace-character-count="2130"/>
  </office:meta>
</office:document-meta>
</file>